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MENTOS TECHNOLOGI S.R.L.- NUTRITECH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410532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RISPE GAMARRA, ANDRES WILI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153277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7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7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0/09/2021</text:p>
          </table:table-cell>
          <table:table-cell table:style-name="Tabla2.A2" office:value-type="string">
            <text:p text:style-name="P9">6395070</text:p>
          </table:table-cell>
          <table:table-cell table:style-name="Tabla2.A2" office:value-type="string">
            <text:p text:style-name="P9">27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1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1:25:4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